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 style:data-style-name="N11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4" style:family="table-cell" style:parent-style-name="Default" style:data-style-name="N1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5" style:family="table-cell" style:parent-style-name="Default" style:data-style-name="N1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4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atrix" table:style-name="ta1" table:print="false">
        <table:table-column table:style-name="co1" table:default-cell-style-name="ce4"/>
        <table:table-column table:style-name="co2" table:default-cell-style-name="ce7"/>
        <table:table-column table:style-name="co2" table:default-cell-style-name="ce11"/>
        <table:table-column table:style-name="co2" table:default-cell-style-name="ce7"/>
        <table:table-row table:style-name="ro1">
          <table:table-cell table:style-name="ce1"/>
          <table:table-cell table:style-name="ce2" office:value-type="string" table:number-columns-spanned="3" table:number-rows-spanned="1">
            <text:p>Temps d'exécution</text:p>
          </table:table-cell>
          <table:covered-table-cell table:style-name="ce9"/>
          <table:covered-table-cell table:style-name="ce13"/>
        </table:table-row>
        <table:table-row table:style-name="ro1">
          <table:table-cell table:style-name="ce2" office:value-type="string">
            <text:p>% de remplissage</text:p>
          </table:table-cell>
          <table:table-cell table:style-name="ce2" office:value-type="string">
            <text:p>10x10</text:p>
          </table:table-cell>
          <table:table-cell table:style-name="ce2" office:value-type="string">
            <text:p>100x100</text:p>
          </table:table-cell>
          <table:table-cell table:style-name="ce2" office:value-type="string">
            <text:p>1000x1000</text:p>
          </table:table-cell>
        </table:table-row>
        <table:table-row table:style-name="ro1">
          <table:table-cell table:style-name="ce3" office:value-type="percentage" office:value="0.1">
            <text:p>10,00%</text:p>
          </table:table-cell>
          <table:table-cell table:style-name="ce6" office:value-type="float" office:value="0.1">
            <text:p>0,1</text:p>
          </table:table-cell>
          <table:table-cell table:style-name="ce10" office:value-type="float" office:value="0.4">
            <text:p>0,4</text:p>
          </table:table-cell>
          <table:table-cell table:style-name="ce6" office:value-type="float" office:value="3.8">
            <text:p>3,8</text:p>
          </table:table-cell>
        </table:table-row>
        <table:table-row table:style-name="ro1">
          <table:table-cell office:value-type="percentage" office:value="0.2">
            <text:p>20,00%</text:p>
          </table:table-cell>
          <table:table-cell office:value-type="float" office:value="0.1">
            <text:p>0,1</text:p>
          </table:table-cell>
          <table:table-cell office:value-type="float" office:value="0.7">
            <text:p>0,7</text:p>
          </table:table-cell>
          <table:table-cell office:value-type="float" office:value="4.9">
            <text:p>4,9</text:p>
          </table:table-cell>
        </table:table-row>
        <table:table-row table:style-name="ro1">
          <table:table-cell office:value-type="percentage" office:value="0.35">
            <text:p>35,00%</text:p>
          </table:table-cell>
          <table:table-cell office:value-type="float" office:value="0.1">
            <text:p>0,1</text:p>
          </table:table-cell>
          <table:table-cell office:value-type="float" office:value="1.2">
            <text:p>1,2</text:p>
          </table:table-cell>
          <table:table-cell office:value-type="float" office:value="7.8">
            <text:p>7,8</text:p>
          </table:table-cell>
        </table:table-row>
        <table:table-row table:style-name="ro1">
          <table:table-cell office:value-type="percentage" office:value="0.55">
            <text:p>55,00%</text:p>
          </table:table-cell>
          <table:table-cell office:value-type="float" office:value="0.2">
            <text:p>0,2</text:p>
          </table:table-cell>
          <table:table-cell office:value-type="float" office:value="1.7">
            <text:p>1,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5" office:value-type="percentage" office:value="0.8">
            <text:p>80,00%</text:p>
          </table:table-cell>
          <table:table-cell table:style-name="ce8" office:value-type="float" office:value="0.3">
            <text:p>0,3</text:p>
          </table:table-cell>
          <table:table-cell table:style-name="ce12" office:value-type="float" office:value="2.4">
            <text:p>2,4</text:p>
          </table:table-cell>
          <table:table-cell table:style-name="ce8" office:value-type="float" office:value="15.9">
            <text:p>15,9</text:p>
          </table:table-cell>
        </table:table-row>
        <table:table-row table:style-name="ro1">
          <table:table-cell table:style-name="Default">
            <draw:frame table:end-cell-address="Matrix.G27" table:end-x="1.527cm" table:end-y="0.452cm" draw:z-index="0" draw:style-name="gr1" draw:text-style-name="P1" svg:width="16.001cm" svg:height="9.006cm" svg:x="0cm" svg:y="0.027cm">
              <draw:object draw:notify-on-update-of-ranges="Matrix.A3:Matrix.A7 Matrix.B2:Matrix.B2 Matrix.B3:Matrix.B7 Matrix.C2:Matrix.C2 Matrix.C3:Matrix.C7 Matrix.D2:Matrix.D2 Matrix.D3:Matrix.D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2"/>
          <table:table-cell table:style-name="ce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20/05/2015</text:date>, <text:time>14:2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10S</meta:editing-duration>
    <meta:editing-cycles>4</meta:editing-cycles>
    <meta:generator>OpenOffice/4.1.1$Win32 OpenOffice.org_project/411m6$Build-9775</meta:generator>
    <dc:date>2015-05-20T14:29:20.98</dc:date>
    <meta:document-statistic meta:table-count="1" meta:cell-count="2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title svg:x="3.618cm" svg:y="0.316cm" chart:style-name="ch2">
          <text:p>Courbe de progression du temps d'exécution</text:p>
        </chart:title>
        <chart:legend chart:legend-position="end" svg:x="12.991cm" svg:y="3.667cm" style:legend-expansion="high" chart:style-name="ch3"/>
        <chart:plot-area chart:style-name="ch4" table:cell-range-address="Matrix.A3:Matrix.D7 Matrix.B2:Matrix.D2" chart:data-source-has-labels="both" svg:x="1.358cm" svg:y="1.635cm" svg:width="10.993cm" svg:height="6.184cm">
          <chartooo:coordinate-region svg:x="1.979cm" svg:y="1.847cm" svg:width="9.788cm" svg:height="5.299cm"/>
          <chart:axis chart:dimension="x" chart:name="primary-x" chart:style-name="ch5" chartooo:axis-type="auto">
            <chartooo:date-scale/>
            <chart:title svg:x="5.461cm" svg:y="8cm" chart:style-name="ch6">
              <text:p>% de remplissage</text:p>
            </chart:title>
            <chart:categories table:cell-range-address="Matrix.A3:Matrix.A7"/>
          </chart:axis>
          <chart:axis chart:dimension="y" chart:name="primary-y" chart:style-name="ch7">
            <chart:title svg:x="0.451cm" svg:y="6.147cm" chart:style-name="ch8">
              <text:p>Temps d'exécution</text:p>
            </chart:title>
            <chart:grid chart:style-name="ch9" chart:class="major"/>
          </chart:axis>
          <chart:series chart:style-name="ch10" chart:values-cell-range-address="Matrix.B3:Matrix.B7" chart:label-cell-address="Matrix.B2:Matrix.B2" chart:class="chart:line">
            <chart:data-point chart:repeated="5"/>
          </chart:series>
          <chart:series chart:style-name="ch11" chart:values-cell-range-address="Matrix.C3:Matrix.C7" chart:label-cell-address="Matrix.C2:Matrix.C2" chart:class="chart:line">
            <chart:data-point chart:repeated="5"/>
          </chart:series>
          <chart:series chart:style-name="ch12" chart:values-cell-range-address="Matrix.D3:Matrix.D7" chart:label-cell-address="Matrix.D2:Matrix.D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x10</text:p>
                <draw:g>
                  <svg:desc>Matrix.B2:Matrix.B2</svg:desc>
                </draw:g>
              </table:table-cell>
              <table:table-cell office:value-type="string">
                <text:p>100x100</text:p>
                <draw:g>
                  <svg:desc>Matrix.C2:Matrix.C2</svg:desc>
                </draw:g>
              </table:table-cell>
              <table:table-cell office:value-type="string">
                <text:p>1000x1000</text:p>
                <draw:g>
                  <svg:desc>Matrix.D2:Matrix.D2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Matrix.A3:Matrix.A7</svg:desc>
                </draw:g>
              </table:table-cell>
              <table:table-cell office:value-type="float" office:value="0.1">
                <text:p>0.1</text:p>
                <draw:g>
                  <svg:desc>Matrix.B3:Matrix.B7</svg:desc>
                </draw:g>
              </table:table-cell>
              <table:table-cell office:value-type="float" office:value="0.4">
                <text:p>0.4</text:p>
                <draw:g>
                  <svg:desc>Matrix.C3:Matrix.C7</svg:desc>
                </draw:g>
              </table:table-cell>
              <table:table-cell office:value-type="float" office:value="3.8">
                <text:p>3.8</text:p>
                <draw:g>
                  <svg:desc>Matrix.D3:Matrix.D7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7">
                <text:p>0.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.2">
                <text:p>1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.7">
                <text:p>1.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2.4">
                <text:p>2.4</text:p>
              </table:table-cell>
              <table:table-cell office:value-type="float" office:value="15.9">
                <text:p>15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